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6807" officeooo:paragraph-rsid="000b6807"/>
    </style:style>
    <style:style style:name="P2" style:family="paragraph" style:parent-style-name="Standard">
      <style:text-properties fo:font-weight="bold" officeooo:paragraph-rsid="000b6aff" style:font-weight-asian="bold" style:font-weight-complex="bold"/>
    </style:style>
    <style:style style:name="P3" style:family="paragraph" style:parent-style-name="Standard">
      <style:text-properties fo:font-weight="bold" officeooo:rsid="000b6aff" officeooo:paragraph-rsid="000b6aff" style:font-weight-asian="bold" style:font-weight-complex="bold"/>
    </style:style>
    <style:style style:name="P4" style:family="paragraph" style:parent-style-name="Standard">
      <style:text-properties fo:font-weight="bold" officeooo:paragraph-rsid="000ea635" style:font-weight-asian="bold" style:font-weight-complex="bold"/>
    </style:style>
    <style:style style:name="P5" style:family="paragraph" style:parent-style-name="Standard">
      <style:text-properties fo:font-weight="bold" officeooo:paragraph-rsid="000ef1c3" style:font-weight-asian="bold" style:font-weight-complex="bold"/>
    </style:style>
    <style:style style:name="P6" style:family="paragraph" style:parent-style-name="Standard">
      <style:text-properties fo:font-weight="bold" officeooo:rsid="0011b05a" officeooo:paragraph-rsid="0011b05a" style:font-weight-asian="bold" style:font-weight-complex="bold"/>
    </style:style>
    <style:style style:name="P7" style:family="paragraph" style:parent-style-name="Standard">
      <style:text-properties fo:font-weight="bold" officeooo:rsid="0011c439" officeooo:paragraph-rsid="000ea635" style:font-weight-asian="bold" style:font-weight-complex="bold"/>
    </style:style>
    <style:style style:name="P8" style:family="paragraph" style:parent-style-name="Standard">
      <style:text-properties fo:font-weight="bold" officeooo:rsid="00121796" officeooo:paragraph-rsid="00121796" style:font-weight-asian="bold" style:font-weight-complex="bold"/>
    </style:style>
    <style:style style:name="P9" style:family="paragraph" style:parent-style-name="Standard">
      <style:text-properties fo:font-weight="bold" officeooo:rsid="0014be56" officeooo:paragraph-rsid="0014be56" style:font-weight-asian="bold" style:font-weight-complex="bold"/>
    </style:style>
    <style:style style:name="P10" style:family="paragraph" style:parent-style-name="Standard">
      <style:text-properties officeooo:paragraph-rsid="000b6aff"/>
    </style:style>
    <style:style style:name="P11" style:family="paragraph" style:parent-style-name="Standard">
      <style:text-properties fo:font-weight="normal" officeooo:rsid="000b6aff" officeooo:paragraph-rsid="000b6aff" style:font-weight-asian="normal" style:font-weight-complex="normal"/>
    </style:style>
    <style:style style:name="P12" style:family="paragraph" style:parent-style-name="Standard">
      <style:text-properties fo:font-weight="normal" officeooo:paragraph-rsid="000ea635" style:font-weight-asian="normal" style:font-weight-complex="normal"/>
    </style:style>
    <style:style style:name="P13" style:family="paragraph" style:parent-style-name="Standard">
      <style:text-properties fo:font-weight="normal" officeooo:rsid="000ef1c3" officeooo:paragraph-rsid="000ef1c3" style:font-weight-asian="normal" style:font-weight-complex="normal"/>
    </style:style>
    <style:style style:name="P14" style:family="paragraph" style:parent-style-name="Standard">
      <style:text-properties fo:font-weight="normal" officeooo:rsid="00121796" officeooo:paragraph-rsid="00121796" style:font-weight-asian="normal" style:font-weight-complex="normal"/>
    </style:style>
    <style:style style:name="P15" style:family="paragraph" style:parent-style-name="Preformatted_20_Text">
      <style:text-properties officeooo:paragraph-rsid="000b6aff"/>
    </style:style>
    <style:style style:name="P16" style:family="paragraph" style:parent-style-name="Preformatted_20_Text">
      <style:text-properties fo:font-weight="normal" officeooo:paragraph-rsid="000b6aff" style:font-weight-asian="normal" style:font-weight-complex="normal"/>
    </style:style>
    <style:style style:name="P17" style:family="paragraph" style:parent-style-name="Preformatted_20_Text">
      <style:text-properties fo:font-weight="normal" officeooo:rsid="000b6aff" officeooo:paragraph-rsid="000b6aff" style:font-weight-asian="normal" style:font-weight-complex="normal"/>
    </style:style>
    <style:style style:name="P18" style:family="paragraph" style:parent-style-name="Preformatted_20_Text">
      <style:text-properties fo:font-weight="normal" officeooo:rsid="000b6aff" officeooo:paragraph-rsid="000b6aff" style:font-weight-asian="normal" style:font-weight-complex="normal" loext:padding="0cm" loext:border="none"/>
    </style:style>
    <style:style style:name="P19" style:family="paragraph" style:parent-style-name="Preformatted_20_Text">
      <style:text-properties fo:font-weight="normal" officeooo:paragraph-rsid="000ea635" style:font-weight-asian="normal" style:font-weight-complex="normal"/>
    </style:style>
    <style:style style:name="P20" style:family="paragraph" style:parent-style-name="Preformatted_20_Text">
      <style:text-properties officeooo:paragraph-rsid="000ea635"/>
    </style:style>
    <style:style style:name="P21" style:family="paragraph" style:parent-style-name="Preformatted_20_Text">
      <style:text-properties officeooo:rsid="001310a0" officeooo:paragraph-rsid="001310a0"/>
    </style:style>
    <style:style style:name="P22" style:family="paragraph" style:parent-style-name="Preformatted_20_Text">
      <style:text-properties officeooo:paragraph-rsid="0014be56"/>
    </style:style>
    <style:style style:name="P23" style:family="paragraph" style:parent-style-name="Preformatted_20_Text">
      <style:paragraph-properties fo:margin-top="0cm" fo:margin-bottom="0.499cm" loext:contextual-spacing="false"/>
    </style:style>
    <style:style style:name="P24" style:family="paragraph" style:parent-style-name="Preformatted_20_Text">
      <style:paragraph-properties fo:margin-top="0cm" fo:margin-bottom="0.499cm" loext:contextual-spacing="false"/>
      <style:text-properties fo:font-weight="bold" officeooo:rsid="00121796" officeooo:paragraph-rsid="00121796" style:font-weight-asian="bold" style:font-weight-complex="bold"/>
    </style:style>
    <style:style style:name="P25" style:family="paragraph" style:parent-style-name="Preformatted_20_Text">
      <style:paragraph-properties fo:margin-top="0cm" fo:margin-bottom="0.499cm" loext:contextual-spacing="false"/>
      <style:text-properties fo:font-weight="bold" officeooo:rsid="001453c9" officeooo:paragraph-rsid="001453c9" style:font-weight-asian="bold" style:font-weight-complex="bold"/>
    </style:style>
    <style:style style:name="P26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loext:padding="0cm" loext:border="none"/>
    </style:style>
    <style:style style:name="P27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font-weight="bold" officeooo:rsid="0011b05a" officeooo:paragraph-rsid="0011b05a" style:font-weight-asian="bold" style:font-weight-complex="bold" loext:padding="0cm" loext:border="none"/>
    </style:style>
    <style:style style:name="P28" style:family="paragraph" style:parent-style-name="Preformatted_20_Text">
      <style:paragraph-properties fo:text-align="start" style:justify-single-word="false" style:writing-mode="lr-tb"/>
      <style:text-properties loext:padding="0cm" loext:border="none"/>
    </style:style>
    <style:style style:name="P29" style:family="paragraph" style:parent-style-name="Preformatted_20_Text">
      <style:paragraph-properties fo:text-align="start" style:justify-single-word="false" style:writing-mode="lr-tb"/>
    </style:style>
    <style:style style:name="P30" style:family="paragraph" style:parent-style-name="Standard">
      <style:text-properties fo:font-weight="bold" officeooo:rsid="000b6807" officeooo:paragraph-rsid="000b6aff" style:font-weight-asian="bold" style:font-weight-complex="bold"/>
    </style:style>
    <style:style style:name="P31" style:family="paragraph" style:parent-style-name="Standard">
      <style:text-properties style:font-name="sans-serif" fo:font-size="13.5pt" fo:font-weight="bold" officeooo:paragraph-rsid="000ea635" style:font-weight-asian="bold" style:font-weight-complex="bold"/>
    </style:style>
    <style:style style:name="P32" style:family="paragraph" style:parent-style-name="Standard">
      <style:text-properties style:font-name="sans-serif" fo:font-size="13.5pt" fo:font-weight="bold" officeooo:rsid="0011c439" officeooo:paragraph-rsid="0011c439" style:font-weight-asian="bold" style:font-weight-complex="bold"/>
    </style:style>
    <style:style style:name="P33" style:family="paragraph" style:parent-style-name="Standard">
      <style:text-properties style:font-name="sans-serif" fo:font-size="13.5pt" fo:font-weight="normal" officeooo:rsid="0011c439" officeooo:paragraph-rsid="0011c439" style:font-weight-asian="normal" style:font-weight-complex="normal"/>
    </style:style>
    <style:style style:name="P34" style:family="paragraph" style:parent-style-name="Standard">
      <style:text-properties officeooo:rsid="0010f5bd" officeooo:paragraph-rsid="000b6aff"/>
    </style:style>
    <style:style style:name="P35" style:family="paragraph" style:parent-style-name="Standard">
      <style:text-properties officeooo:rsid="001937f6" officeooo:paragraph-rsid="001937f6"/>
    </style:style>
    <style:style style:name="P36" style:family="paragraph" style:parent-style-name="Preformatted_20_Text">
      <style:text-properties style:font-name="sans-serif" fo:font-size="13.5pt" fo:font-weight="bold" officeooo:paragraph-rsid="000ea635" style:font-weight-asian="bold" style:font-weight-complex="bold"/>
    </style:style>
    <style:style style:name="P37" style:family="paragraph" style:parent-style-name="Preformatted_20_Text">
      <style:text-properties officeooo:paragraph-rsid="000b6807"/>
    </style:style>
    <style:style style:name="P38" style:family="paragraph" style:parent-style-name="Preformatted_20_Text">
      <style:text-properties officeooo:paragraph-rsid="000ea635"/>
    </style:style>
    <style:style style:name="P39" style:family="paragraph" style:parent-style-name="Preformatted_20_Text">
      <style:text-properties fo:font-weight="normal" officeooo:paragraph-rsid="000ea635" style:font-weight-asian="normal" style:font-weight-complex="normal"/>
    </style:style>
    <style:style style:name="P40" style:family="paragraph" style:parent-style-name="Preformatted_20_Text">
      <style:text-properties fo:font-weight="normal" officeooo:rsid="00164505" officeooo:paragraph-rsid="00164505" style:font-weight-asian="normal" style:font-weight-complex="normal"/>
    </style:style>
    <style:style style:name="P41" style:family="paragraph" style:parent-style-name="Preformatted_20_Text">
      <style:text-properties officeooo:paragraph-rsid="00180f2d"/>
    </style:style>
    <style:style style:name="P42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font-weight="bold" officeooo:rsid="00164505" officeooo:paragraph-rsid="00164505" style:font-weight-asian="bold" style:font-weight-complex="bold"/>
    </style:style>
    <style:style style:name="P43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font-weight="normal" officeooo:rsid="00164505" officeooo:paragraph-rsid="00164505" style:font-weight-asian="normal" style:font-weight-complex="normal"/>
    </style:style>
    <style:style style:name="P44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font-weight="normal" officeooo:rsid="00164505" officeooo:paragraph-rsid="001937f6" style:font-weight-asian="normal" style:font-weight-complex="normal"/>
    </style:style>
    <style:style style:name="P45" style:family="paragraph" style:parent-style-name="Preformatted_20_Text">
      <style:paragraph-properties fo:margin-top="0cm" fo:margin-bottom="0.499cm" loext:contextual-spacing="false"/>
    </style:style>
    <style:style style:name="P46" style:family="paragraph" style:parent-style-name="Preformatted_20_Text">
      <style:paragraph-properties fo:margin-top="0cm" fo:margin-bottom="0.499cm" loext:contextual-spacing="false"/>
      <style:text-properties fo:font-weight="normal" officeooo:rsid="001453c9" officeooo:paragraph-rsid="001453c9" style:font-weight-asian="normal" style:font-weight-complex="normal"/>
    </style:style>
    <style:style style:name="P47" style:family="paragraph" style:parent-style-name="Preformatted_20_Text">
      <style:paragraph-properties style:border-line-width-bottom="0.03cm 0.03cm 0.03cm" fo:padding="0.074cm" fo:border-left="none" fo:border-right="none" fo:border-top="none" fo:border-bottom="2.49pt double #000000" style:join-border="false"/>
      <style:text-properties fo:font-weight="normal" officeooo:rsid="00164505" officeooo:paragraph-rsid="000ea635" style:font-weight-asian="normal" style:font-weight-complex="normal"/>
    </style:style>
    <style:style style:name="T1" style:family="text">
      <style:text-properties officeooo:rsid="000b6807"/>
    </style:style>
    <style:style style:name="T2" style:family="text">
      <style:text-properties officeooo:rsid="000b6aff"/>
    </style:style>
    <style:style style:name="T3" style:family="text">
      <style:text-properties style:font-name="sans-serif" fo:font-size="13.5pt"/>
    </style:style>
    <style:style style:name="T4" style:family="text">
      <style:text-properties style:font-name="sans-serif" fo:font-size="13.5pt" officeooo:rsid="000ea635"/>
    </style:style>
    <style:style style:name="T5" style:family="text">
      <style:text-properties officeooo:rsid="000ea635"/>
    </style:style>
    <style:style style:name="T6" style:family="text">
      <style:text-properties officeooo:rsid="000ef1c3"/>
    </style:style>
    <style:style style:name="T7" style:family="text">
      <style:text-properties officeooo:rsid="001310a0"/>
    </style:style>
    <style:style style:name="T8" style:family="text">
      <style:text-properties officeooo:rsid="0015aa44"/>
    </style:style>
    <style:style style:name="T9" style:family="text">
      <style:text-properties officeooo:rsid="00164505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937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text:tab/><text:tab/><text:tab/><text:tab/><text:span text:style-name="T1">LAB2</text:span></text:p>
      <text:p text:style-name="Standard"><text:s text:c="10"/><text:tab/><text:tab/><text:tab/>Priya<text:span text:style-name="T1"> Kurian Pullolickal(priku577) and Balaji Ramkumar(balra340)</text:span></text:p>
      <text:p text:style-name="Standard"/>
      <text:p text:style-name="Standard"/>
      <text:p text:style-name="Standard"/>
      <text:p text:style-name="P30">1</text:p>
      <text:p text:style-name="P2"><text:span text:style-name="T2">a. </text:span>year, station with the max, maxValue ORDER BY maxValue DESC</text:p>
      <text:p text:style-name="P1"/>
      <text:p text:style-name="P1"/>
      <text:p text:style-name="P35"/>
      <text:p text:style-name="P35">from pyspark import SparkContext</text:p>
      <text:p text:style-name="P35">from pyspark.sql import SQLContext, Row</text:p>
      <text:p text:style-name="P35">from pyspark.sql import functions as F</text:p>
      <text:p text:style-name="P35">from pyspark.sql.functions import desc</text:p>
      <text:p text:style-name="P35"/>
      <text:p text:style-name="P35">sc=SparkContext(appName="exercise test")</text:p>
      <text:p text:style-name="P35">sqlContext = SQLContext(sc)</text:p>
      <text:p text:style-name="P35">data= sc.textFile("/user/x_priku/data/temperature-readings.csv")</text:p>
      <text:p text:style-name="P35">split_data = data.map(lambda a : a.split(";"))</text:p>
      <text:p text:style-name="P35">tempReadingsRow = split_data.filter(lambda l: (int(l[1][:4]) &gt;= 1950 and int(l[1][:4]) &lt;= 2014))</text:p>
      <text:p text:style-name="P35">tempReadingsRow = tempReadingsRow.map(lambda p: (p[0], p[1], int(p[1].split("-")[0]),int(p[1].split("-")[1]), float(p[3]) ))</text:p>
      <text:p text:style-name="P35">tempReadingsString = ["number", "dd", "year", "month", "value"]</text:p>
      <text:p text:style-name="P35">schemaTempReadings = sqlContext.createDataFrame(tempReadingsRow, tempReadingsString)</text:p>
      <text:p text:style-name="P35">schemaTempReadings.registerTempTable("tempReadingsTable")</text:p>
      <text:p text:style-name="P35">schemaTempReadingsmax=schemaTempReadings.groupBy('year')</text:p>
      <text:p text:style-name="P35">schemaTempReadingsmax=schemaTempReadingsmax.agg(F.max('value').alias('value')) .orderBy(['value'], ascending = False)</text:p>
      <text:p text:style-name="P35">schemaTempReadingsmax.join(schemaTempReadings.select('number','year','value'), ['year','value'],'left_outer')</text:p>
      <text:p text:style-name="P35">query_max = schemaTempReadingsmax.rdd</text:p>
      <text:p text:style-name="P35">output = query_max.coalesce(1)</text:p>
      <text:p text:style-name="P35">output.saveAsTextFile("tmp3")</text:p>
      <text:p text:style-name="P37"/>
      <text:p text:style-name="P29"/>
      <text:p text:style-name="P29"/>
      <text:p text:style-name="P42">Result</text:p>
      <text:p text:style-name="P42"/>
      <text:p text:style-name="P43">Row(year=1975, value=36.1)<text:line-break/>Row(year=1992, value=35.4)<text:line-break/>Row(year=1994, value=34.7)<text:line-break/>Row(year=2010, value=34.4)<text:line-break/>Row(year=2014, value=34.4)<text:line-break/>Row(year=1989, value=33.9)<text:line-break/>Row(year=1982, value=33.8)<text:line-break/>Row(year=1968, value=33.7)<text:line-break/>Row(year=1966, value=33.5)<text:line-break/>Row(year=1983, value=33.3)<text:line-break/>Row(year=2002, value=33.3)<text:line-break/>Row(year=1970, value=33.2)<text:line-break/>Row(year=1986, value=33.2)<text:line-break/>Row(year=1956, value=33.0)<text:line-break/>Row(year=2000, value=33.0)<text:line-break/>Row(year=1959, value=32.8)<text:line-break/><text:soft-page-break/>Row(year=2006, value=32.7)<text:line-break/>Row(year=1991, value=32.7)<text:line-break/>Row(year=1988, value=32.6)<text:line-break/>Row(year=2011, value=32.5)<text:line-break/>Row(year=1999, value=32.4)<text:line-break/>Row(year=2007, value=32.2)<text:line-break/>Row(year=2008, value=32.2)<text:line-break/>Row(year=1953, value=32.2)<text:line-break/>Row(year=1973, value=32.2)<text:line-break/>Row(year=1955, value=32.2)<text:line-break/>Row(year=2003, value=32.2)<text:line-break/>Row(year=2005, value=32.1)<text:line-break/>Row(year=1969, value=32.0)<text:line-break/>Row(year=1979, value=32.0)</text:p>
      <text:p text:style-name="P42">Minimum temperature</text:p>
      <text:p text:style-name="P35">from pyspark import SparkContext</text:p>
      <text:p text:style-name="P35">from pyspark.sql import SQLContext, Row</text:p>
      <text:p text:style-name="P35">from pyspark.sql import functions as F</text:p>
      <text:p text:style-name="P35">from pyspark.sql.functions import desc</text:p>
      <text:p text:style-name="P35"/>
      <text:p text:style-name="P35">sc=SparkContext(appName="exercise test")</text:p>
      <text:p text:style-name="P35">sqlContext = SQLContext(sc)</text:p>
      <text:p text:style-name="P35">data= sc.textFile("/user/x_priku/data/temperature-readings.csv")</text:p>
      <text:p text:style-name="P35">split_data = data.map(lambda a : a.split(";"))</text:p>
      <text:p text:style-name="P35">tempReadingsRow = split_data.filter(lambda l: (int(l[1][:4]) &gt;= 1950 and int(l[1][:4]) &lt;= 2014))</text:p>
      <text:p text:style-name="P35">tempReadingsRow = tempReadingsRow.map(lambda p: (p[0], p[1], int(p[1].split("-")[0]),int(p[1].split("-")[1]), float(p[3]) ))</text:p>
      <text:p text:style-name="P35">tempReadingsString = ["number", "dd", "year", "month", "value"]</text:p>
      <text:p text:style-name="P35">schemaTempReadings = sqlContext.createDataFrame(tempReadingsRow, tempReadingsString)</text:p>
      <text:p text:style-name="P35">schemaTempReadings.registerTempTable("tempReadingsTable")</text:p>
      <text:p text:style-name="P35">schemaTempReadingsmax=schemaTempReadings.groupBy('year')</text:p>
      <text:p text:style-name="P35">schemaTempReadingsmax=schemaTempReadingsmax.agg(F.min('value').alias('value')) .orderBy(['value'], ascending = False)</text:p>
      <text:p text:style-name="P35">schemaTempReadingsmax.join(schemaTempReadings.select('number','year','value'), ['year','value'],'left_outer')</text:p>
      <text:p text:style-name="P35">query_max = schemaTempReadingsmax.rdd</text:p>
      <text:p text:style-name="P35">output = query_max.coalesce(1)</text:p>
      <text:p text:style-name="P44"><text:span text:style-name="T11">output.saveAsTextFile("tmp_min")</text:span><text:line-break/><text:line-break/><text:span text:style-name="T10">Result</text:span><text:line-break/><text:line-break/><text:line-break/>Row(year=1990, value=-35.0)<text:line-break/>Row(year=1952, value=-35.5)<text:line-break/>Row(year=1974, value=-35.6)<text:line-break/>Row(year=1954, value=-36.0)<text:line-break/>Row(year=1992, value=-36.1)<text:line-break/>Row(year=1975, value=-37.0)<text:line-break/>Row(year=1972, value=-37.5)<text:line-break/>Row(year=2000, value=-37.6)<text:line-break/>Row(year=1995, value=-37.6)<text:line-break/>Row(year=1957, value=-37.8)<text:line-break/>Row(year=1983, value=-38.2)<text:line-break/>Row(year=1989, value=-38.2)<text:line-break/>Row(year=1953, value=-38.4)<text:line-break/>Row(year=2009, value=-38.5)<text:line-break/><text:soft-page-break/>Row(year=1993, value=-39.0)<text:line-break/>Row(year=1984, value=-39.2)<text:line-break/>Row(year=1973, value=-39.3)<text:line-break/>Row(year=1991, value=-39.3)<text:line-break/>Row(year=2008, value=-39.3)<text:line-break/>Row(year=2005, value=-39.4)<text:line-break/>Row(year=1961, value=-39.5)<text:line-break/>Row(year=1964, value=-39.5)<text:line-break/>Row(year=1970, value=-39.6)<text:line-break/>Row(year=2004, value=-39.7)<text:line-break/>Row(year=1988, value=-39.9)<text:line-break/>Row(year=1960, value=-40.0)<text:line-break/>Row(year=1997, value=-40.2)<text:line-break/>Row(year=1994, value=-40.5)<text:line-break/>Row(year=2006, value=-40.6)<text:line-break/>Row(year=2007, value=-40.7)<text:line-break/>Row(year=2013, value=-40.7)<text:line-break/>Row(year=1963, value=-41.0)</text:p>
      <text:p text:style-name="P34"/>
      <text:p text:style-name="P10"/>
      <text:p text:style-name="P2"><text:span text:style-name="T2">2.</text:span>year, month, value ORDER BY value DESC </text:p>
      <text:p text:style-name="P2"/>
      <text:p text:style-name="P3">Using API and count</text:p>
      <text:p text:style-name="P2"/>
      <text:p text:style-name="P16">from pyspark import SparkContext</text:p>
      <text:p text:style-name="Preformatted_20_Text">from pyspark.sql import SQLContext, Row</text:p>
      <text:p text:style-name="Preformatted_20_Text">from pyspark.sql import functions as F</text:p>
      <text:p text:style-name="Preformatted_20_Text">from pyspark.sql.functions import desc</text:p>
      <text:p text:style-name="Preformatted_20_Text"/>
      <text:p text:style-name="Preformatted_20_Text">sc=SparkContext(appName="exercise test")</text:p>
      <text:p text:style-name="Preformatted_20_Text"/>
      <text:p text:style-name="Preformatted_20_Text">sqlContext = SQLContext(sc)</text:p>
      <text:p text:style-name="Preformatted_20_Text"/>
      <text:p text:style-name="Preformatted_20_Text">data= sc.textFile("/user/x_priku/data/temperature-readings.csv")</text:p>
      <text:p text:style-name="Preformatted_20_Text"/>
      <text:p text:style-name="Preformatted_20_Text">split_data = data.map(lambda a : a.split(";"))</text:p>
      <text:p text:style-name="Preformatted_20_Text"/>
      <text:p text:style-name="Preformatted_20_Text">tempReadingsRow = split_data.map(lambda p: (p[0], p[1], int(p[1].split("-")[0]), int(p[1].split("-")[1]), p[2], float(p[3]), p[4] ))</text:p>
      <text:p text:style-name="Preformatted_20_Text"/>
      <text:p text:style-name="Preformatted_20_Text">tempReadingsString = ["station", "date", "year", "month", "time", "value", "quality"]</text:p>
      <text:p text:style-name="Preformatted_20_Text"/>
      <text:p text:style-name="Preformatted_20_Text"/>
      <text:p text:style-name="Preformatted_20_Text">schemaTempReadings = sqlContext.createDataFrame(tempReadingsRow, tempReadingsString)</text:p>
      <text:p text:style-name="Preformatted_20_Text"/>
      <text:p text:style-name="Preformatted_20_Text">schemaTempReadings.registerTempTable("tempReadingsTable")</text:p>
      <text:p text:style-name="Preformatted_20_Text"/>
      <text:p text:style-name="Preformatted_20_Text"/>
      <text:p text:style-name="Preformatted_20_Text">query = schemaTempReadings.filter(schemaTempReadings.year &gt;= 1950).filter(schemaTempReadings.year &lt;= 2014).filter(schemaTempReadings.value &gt; 10).groupBy(schemaTempReadings.year,schemaTempReadings.month).agg(F.count(schemaTempReadings.value).alias('count')).orderBy(['count'], ascending = [0])</text:p>
      <text:p text:style-name="Preformatted_20_Text"/>
      <text:p text:style-name="Preformatted_20_Text"/>
      <text:p text:style-name="Preformatted_20_Text">query_above10 = query.rdd</text:p>
      <text:p text:style-name="Preformatted_20_Text"/>
      <text:p text:style-name="Preformatted_20_Text">output = query_above10.coalesce(1)</text:p>
      <text:p text:style-name="Preformatted_20_Text"/>
      <text:p text:style-name="P23">output.saveAsTextFile("3.2a_api_count")</text:p>
      <text:p text:style-name="P6"><text:soft-page-break/>###Result</text:p>
      <text:p text:style-name="P6"/>
      <text:p text:style-name="P6"/>
      <text:p text:style-name="P6">Row(year=2014, month=7, count=147681)</text:p>
      <text:p text:style-name="P6">Row(year=2011, month=7, count=146656)</text:p>
      <text:p text:style-name="P6">Row(year=2010, month=7, count=143419)</text:p>
      <text:p text:style-name="P6">Row(year=2012, month=7, count=137477)</text:p>
      <text:p text:style-name="P6">Row(year=2013, month=7, count=133657)</text:p>
      <text:p text:style-name="P6">Row(year=2009, month=7, count=133008)</text:p>
      <text:p text:style-name="P6">Row(year=2011, month=8, count=132734)</text:p>
      <text:p text:style-name="P6">Row(year=2009, month=8, count=128349)</text:p>
      <text:p text:style-name="P6">Row(year=2013, month=8, count=128235)</text:p>
      <text:p text:style-name="P6">Row(year=2003, month=7, count=128133)</text:p>
      <text:p text:style-name="P6">Row(year=2002, month=7, count=127956)</text:p>
      <text:p text:style-name="P6">Row(year=2006, month=8, count=127622)</text:p>
      <text:p text:style-name="P6">Row(year=2008, month=7, count=126973)</text:p>
      <text:p text:style-name="P6">Row(year=2002, month=8, count=126073)</text:p>
      <text:p text:style-name="P6">Row(year=2005, month=7, count=125294)</text:p>
      <text:p text:style-name="P6">Row(year=2011, month=6, count=125193)</text:p>
      <text:p text:style-name="P6">Row(year=2012, month=8, count=125037)</text:p>
      <text:p text:style-name="P6">Row(year=2006, month=7, count=124794)</text:p>
      <text:p text:style-name="P2"/>
      <text:p text:style-name="P3">using API and distinct count</text:p>
      <text:p text:style-name="P3"/>
      <text:p text:style-name="P17">from pyspark import SparkContext</text:p>
      <text:p text:style-name="Preformatted_20_Text">from pyspark.sql import SQLContext, Row</text:p>
      <text:p text:style-name="Preformatted_20_Text">from pyspark.sql import functions as F</text:p>
      <text:p text:style-name="Preformatted_20_Text">from pyspark.sql.functions import desc</text:p>
      <text:p text:style-name="Preformatted_20_Text"/>
      <text:p text:style-name="Preformatted_20_Text">sc=SparkContext(appName="exercise test")</text:p>
      <text:p text:style-name="Preformatted_20_Text"/>
      <text:p text:style-name="Preformatted_20_Text">sqlContext = SQLContext(sc)</text:p>
      <text:p text:style-name="Preformatted_20_Text"/>
      <text:p text:style-name="Preformatted_20_Text">data= sc.textFile("/user/x_priku/data/temperature-readings.csv")</text:p>
      <text:p text:style-name="Preformatted_20_Text"/>
      <text:p text:style-name="Preformatted_20_Text">split_data = data.map(lambda a : a.split(";"))</text:p>
      <text:p text:style-name="Preformatted_20_Text"/>
      <text:p text:style-name="Preformatted_20_Text">tempReadingsRow = split_data.map(lambda p: (p[0], p[1], int(p[1].split("-")[0]), int(p[1].split("-")[1]), p[2], float(p[3]), p[4] ))</text:p>
      <text:p text:style-name="Preformatted_20_Text"/>
      <text:p text:style-name="Preformatted_20_Text">tempReadingsString = ["station", "date", "year", "month", "time", "value", "quality"]</text:p>
      <text:p text:style-name="Preformatted_20_Text"/>
      <text:p text:style-name="Preformatted_20_Text"/>
      <text:p text:style-name="Preformatted_20_Text">schemaTempReadings = sqlContext.createDataFrame(tempReadingsRow, tempReadingsString)</text:p>
      <text:p text:style-name="Preformatted_20_Text"/>
      <text:p text:style-name="Preformatted_20_Text">schemaTempReadings.registerTempTable("tempReadingsTable")</text:p>
      <text:p text:style-name="Preformatted_20_Text"/>
      <text:p text:style-name="Preformatted_20_Text">query = schemaTempReadings.filter(schemaTempReadings.year &gt;= 1950).filter(schemaTempReadings.year &lt;= 2014).filter(schemaTempReadings.value &gt; 10).groupBy(schemaTempReadings.year,schemaTempReadings.month).agg(F.countDistinct(schemaTempReadings.station).alias('count')).orderBy(['count'], ascending = [0])</text:p>
      <text:p text:style-name="Preformatted_20_Text"/>
      <text:p text:style-name="Preformatted_20_Text">query_distinct10 = query.rdd</text:p>
      <text:p text:style-name="Preformatted_20_Text"/>
      <text:p text:style-name="Preformatted_20_Text">output = query_distinct10.coalesce(1)</text:p>
      <text:p text:style-name="Preformatted_20_Text"/>
      <text:p text:style-name="P23"><text:soft-page-break/>output.saveAsTextFile("3.2a_api_dist_count")</text:p>
      <text:p text:style-name="P6">####result</text:p>
      <text:p text:style-name="P6"/>
      <text:p text:style-name="P6"/>
      <text:p text:style-name="P6">Row(year=1972, month=10, count=378)</text:p>
      <text:p text:style-name="P6">Row(year=1973, month=5, count=377)</text:p>
      <text:p text:style-name="P6">Row(year=1973, month=6, count=377)</text:p>
      <text:p text:style-name="P6">Row(year=1972, month=8, count=376)</text:p>
      <text:p text:style-name="P6">Row(year=1973, month=9, count=376)</text:p>
      <text:p text:style-name="P6">Row(year=1972, month=6, count=375)</text:p>
      <text:p text:style-name="P6">Row(year=1972, month=9, count=375)</text:p>
      <text:p text:style-name="P6">Row(year=1972, month=5, count=375)</text:p>
      <text:p text:style-name="P6">Row(year=1971, month=8, count=375)</text:p>
      <text:p text:style-name="P6">Row(year=1971, month=6, count=374)</text:p>
      <text:p text:style-name="P6">Row(year=1971, month=9, count=374)</text:p>
      <text:p text:style-name="P6">Row(year=1972, month=7, count=374)</text:p>
      <text:p text:style-name="P6">Row(year=1973, month=8, count=373)</text:p>
      <text:p text:style-name="P6">Row(year=1971, month=5, count=373)</text:p>
      <text:p text:style-name="P6">Row(year=1974, month=6, count=372)</text:p>
      <text:p text:style-name="P6">Row(year=1974, month=8, count=372)</text:p>
      <text:p text:style-name="P6">Row(year=1973, month=7, count=370)</text:p>
      <text:p text:style-name="P6">Row(year=1970, month=8, count=370)</text:p>
      <text:p text:style-name="P6"/>
      <text:p text:style-name="P6"/>
      <text:p text:style-name="P3">Using SQL and count</text:p>
      <text:p text:style-name="P3"/>
      <text:p text:style-name="P11">from pyspark import SparkContext</text:p>
      <text:p text:style-name="P11">from pyspark.sql import SQLContext, Row</text:p>
      <text:p text:style-name="P11">from pyspark.sql import functions as F</text:p>
      <text:p text:style-name="P11">from pyspark.sql.functions import desc</text:p>
      <text:p text:style-name="P11"/>
      <text:p text:style-name="P11">sc=SparkContext(appName="exercise test")</text:p>
      <text:p text:style-name="P11"/>
      <text:p text:style-name="P11">sqlContext = SQLContext(sc)</text:p>
      <text:p text:style-name="P11"/>
      <text:p text:style-name="P11">data= sc.textFile("/user/x_priku/data/temperature-readings.csv")</text:p>
      <text:p text:style-name="P11"/>
      <text:p text:style-name="P11">split_data = data.map(lambda a : a.split(";"))</text:p>
      <text:p text:style-name="P11"/>
      <text:p text:style-name="P11">tempReadingsRow = split_data.map(lambda p: (p[0], p[1], int(p[1].split("-")[0]), int(p[1].split("-")[1]), p[2], float(p[3]), p[4] ))</text:p>
      <text:p text:style-name="P11"/>
      <text:p text:style-name="P11">tempReadingsString = ["station", "date", "year", "month", "time", "value", "quality"]</text:p>
      <text:p text:style-name="P11"/>
      <text:p text:style-name="P11"/>
      <text:p text:style-name="P11">schemaTempReadings = sqlContext.createDataFrame(tempReadingsRow, tempReadingsString)</text:p>
      <text:p text:style-name="P11"/>
      <text:p text:style-name="P11">schemaTempReadings.registerTempTable("tempReadingsTable")</text:p>
      <text:p text:style-name="P11"/>
      <text:p text:style-name="P11"/>
      <text:p text:style-name="P11">query = sqlContext.sql("SELECT year,month,count(value) as count FROM tempReadingsTable <text:soft-page-break/>WHERE year&gt;=1950 and year&lt;=2014 and value &gt;= 10 group by month,year ORDER BY count DESC ")</text:p>
      <text:p text:style-name="P11"/>
      <text:p text:style-name="P11">query_above10 = query.rdd</text:p>
      <text:p text:style-name="P11"/>
      <text:p text:style-name="P11">output = query_above10.coalesce(1)</text:p>
      <text:p text:style-name="P11"/>
      <text:p text:style-name="P11">output.saveAsTextFile("3.2a_sql_count")</text:p>
      <text:p text:style-name="P11"/>
      <text:p text:style-name="P11"/>
      <text:p text:style-name="P6">###result</text:p>
      <text:p text:style-name="P6"/>
      <text:p text:style-name="P6">Row(year=2014, month=7, count=147910)</text:p>
      <text:p text:style-name="P6">Row(year=2011, month=7, count=147060)</text:p>
      <text:p text:style-name="P6">Row(year=2010, month=7, count=143860)</text:p>
      <text:p text:style-name="P6">Row(year=2012, month=7, count=138166)</text:p>
      <text:p text:style-name="P6">Row(year=2013, month=7, count=134297)</text:p>
      <text:p text:style-name="P6">Row(year=2009, month=7, count=133570)</text:p>
      <text:p text:style-name="P6">Row(year=2011, month=8, count=133483)</text:p>
      <text:p text:style-name="P6">Row(year=2009, month=8, count=129007)</text:p>
      <text:p text:style-name="P6">Row(year=2013, month=8, count=128920)</text:p>
      <text:p text:style-name="P6">Row(year=2003, month=7, count=128360)</text:p>
      <text:p text:style-name="P6">Row(year=2002, month=7, count=128354)</text:p>
      <text:p text:style-name="P6">Row(year=2006, month=8, count=128039)</text:p>
      <text:p text:style-name="P11"/>
      <text:p text:style-name="P11"/>
      <text:p text:style-name="P11"/>
      <text:p text:style-name="P11"/>
      <text:p text:style-name="P3">using SQL and distinct count</text:p>
      <text:p text:style-name="P3"/>
      <text:p text:style-name="P11"/>
      <text:p text:style-name="P18">from pyspark import SparkContext</text:p>
      <text:p text:style-name="P28">from pyspark.sql import SQLContext, Row</text:p>
      <text:p text:style-name="P28">from pyspark.sql import functions as F</text:p>
      <text:p text:style-name="P28">from pyspark.sql.functions import desc</text:p>
      <text:p text:style-name="P29"/>
      <text:p text:style-name="P28">sc=SparkContext(appName="exercise test")</text:p>
      <text:p text:style-name="P29"/>
      <text:p text:style-name="P28">sqlContext = SQLContext(sc)</text:p>
      <text:p text:style-name="P29"/>
      <text:p text:style-name="P28">data= sc.textFile("/user/x_priku/data/temperature-readings.csv")</text:p>
      <text:p text:style-name="P29"/>
      <text:p text:style-name="P28">split_data = data.map(lambda a : a.split(";"))</text:p>
      <text:p text:style-name="P29"/>
      <text:p text:style-name="P28">tempReadingsRow = split_data.map(lambda p: (p[0], p[1], int(p[1].split("-")[0]), int(p[1].split("-")[1]), p[2], float(p[3]), p[4] ))</text:p>
      <text:p text:style-name="P29"/>
      <text:p text:style-name="P28">tempReadingsString = ["station", "date", "year", "month", "time", "value", "quality"]</text:p>
      <text:p text:style-name="P29"/>
      <text:p text:style-name="P29"/>
      <text:p text:style-name="P28">schemaTempReadings = sqlContext.createDataFrame(tempReadingsRow, tempReadingsString)</text:p>
      <text:p text:style-name="P29"/>
      <text:p text:style-name="P28">schemaTempReadings.registerTempTable("tempReadingsTable")</text:p>
      <text:p text:style-name="P29"/>
      <text:p text:style-name="P29"/>
      <text:p text:style-name="P28"><text:soft-page-break/>query = sqlContext.sql("SELECT year,month,count(DISTINCT (station)) as dist FROM tempReadingsTable WHERE year&gt;=1950 and year&lt;=2014 and value &gt;= 10 group by month,year ORDER BY dist DESC ")</text:p>
      <text:p text:style-name="P29"/>
      <text:p text:style-name="P28">query_distinct10 = query.rdd</text:p>
      <text:p text:style-name="P29"/>
      <text:p text:style-name="P28">output = query_distinct10.coalesce(1)</text:p>
      <text:p text:style-name="P29"/>
      <text:p text:style-name="P26">output.saveAsTextFile("3.2a_sql_dist_count1")</text:p>
      <text:p text:style-name="P26"/>
      <text:p text:style-name="P26"/>
      <text:p text:style-name="P27">###Result</text:p>
      <text:p text:style-name="P27"/>
      <text:p text:style-name="P27"/>
      <text:p text:style-name="P27">Row(year=1972, month=10, dist=378)</text:p>
      <text:p text:style-name="P27">Row(year=1973, month=5, dist=377)</text:p>
      <text:p text:style-name="P27">Row(year=1973, month=6, dist=377)</text:p>
      <text:p text:style-name="P27">Row(year=1972, month=5, dist=376)</text:p>
      <text:p text:style-name="P27">Row(year=1972, month=8, dist=376)</text:p>
      <text:p text:style-name="P27">Row(year=1973, month=9, dist=376)</text:p>
      <text:p text:style-name="P27">Row(year=1972, month=9, dist=375)</text:p>
      <text:p text:style-name="P27">Row(year=1972, month=6, dist=375)</text:p>
      <text:p text:style-name="P27">Row(year=1971, month=8, dist=375)</text:p>
      <text:p text:style-name="P27">Row(year=1971, month=6, dist=374)</text:p>
      <text:p text:style-name="P27">Row(year=1972, month=7, dist=374)</text:p>
      <text:p text:style-name="P27">Row(year=1971, month=9, dist=374)</text:p>
      <text:p text:style-name="P27">Row(year=1971, month=5, dist=373)</text:p>
      <text:p text:style-name="P27">Row(year=1973, month=8, dist=373)</text:p>
      <text:p text:style-name="P27">Row(year=1974, month=8, dist=372)</text:p>
      <text:p text:style-name="P27">Row(year=1974, month=6, dist=372)</text:p>
      <text:p text:style-name="P27">Row(year=1974, month=5, dist=370)</text:p>
      <text:p text:style-name="P27">Row(year=1971, month=7, dist=370)</text:p>
      <text:p text:style-name="P26"/>
      <text:p text:style-name="P4"><text:soft-page-break/><text:span text:style-name="T5">3.</text:span><text:span text:style-name="T3">year, month, station, avgMonthlyTemperature ORDER BY avgMonthlyTemperature DESC</text:span></text:p>
      <text:p text:style-name="P31"/>
      <text:p text:style-name="P36">from pyspark import SparkContext</text:p>
      <text:p text:style-name="Preformatted_20_Text">from pyspark.sql import SQLContext, Row</text:p>
      <text:p text:style-name="Preformatted_20_Text">from pyspark.sql import functions as F</text:p>
      <text:p text:style-name="Preformatted_20_Text">from pyspark.sql.functions import desc</text:p>
      <text:p text:style-name="Preformatted_20_Text"/>
      <text:p text:style-name="Preformatted_20_Text">sc=SparkContext(appName="exercise test")</text:p>
      <text:p text:style-name="Preformatted_20_Text"/>
      <text:p text:style-name="Preformatted_20_Text">sqlContext = SQLContext(sc)</text:p>
      <text:p text:style-name="Preformatted_20_Text"/>
      <text:p text:style-name="Preformatted_20_Text">data= sc.textFile("/user/x_priku/data/temperature-readings.csv")</text:p>
      <text:p text:style-name="Preformatted_20_Text"/>
      <text:p text:style-name="Preformatted_20_Text">split_data = data.map(lambda a : a.split(";"))</text:p>
      <text:p text:style-name="Preformatted_20_Text"/>
      <text:p text:style-name="Preformatted_20_Text">tempReadingsRow = split_data.map(lambda p: (p[0], p[1], int(p[1].split("-")[0]), int(p[1].split("-")[1]), p[2], float(p[3]), p[4] ))</text:p>
      <text:p text:style-name="Preformatted_20_Text"/>
      <text:p text:style-name="Preformatted_20_Text">tempReadingsString = ["station", "date", "year", "month", "time", "value", "quality"]</text:p>
      <text:p text:style-name="Preformatted_20_Text"/>
      <text:p text:style-name="Preformatted_20_Text"/>
      <text:p text:style-name="Preformatted_20_Text">schemaTempReadings = sqlContext.createDataFrame(tempReadingsRow, tempReadingsString)</text:p>
      <text:p text:style-name="Preformatted_20_Text"/>
      <text:p text:style-name="Preformatted_20_Text">schemaTempReadings.registerTempTable("tempReadingsTable")</text:p>
      <text:p text:style-name="Preformatted_20_Text"/>
      <text:p text:style-name="Preformatted_20_Text"/>
      <text:p text:style-name="Preformatted_20_Text">query = schemaTempReadings.filter(schemaTempReadings.year &gt;= 1950).filter(schemaTempReadings.year &lt;= 2014).groupBy(schemaTempReadings.year,schemaTempReadings.month,schemaTempReadings.station).agg(F.avg(schemaTempReadings.value).alias('average')).orderBy(['average'], ascending = [0])</text:p>
      <text:p text:style-name="Preformatted_20_Text"/>
      <text:p text:style-name="Preformatted_20_Text">query_average = query.rdd</text:p>
      <text:p text:style-name="Preformatted_20_Text"/>
      <text:p text:style-name="Preformatted_20_Text">output = query_average.coalesce(1)</text:p>
      <text:p text:style-name="Preformatted_20_Text"/>
      <text:p text:style-name="P23">output.saveAsTextFile("3.3_average")</text:p>
      <text:p text:style-name="P7"/>
      <text:p text:style-name="P31"/>
      <text:p text:style-name="P31"/>
      <text:p text:style-name="P31"/>
      <text:p text:style-name="P32">###result</text:p>
      <text:p text:style-name="P32"/>
      <text:p text:style-name="P33">Row(year=2014, month=7, station=u'96000', average=26.3)<text:line-break/>Row(year=1994, month=7, station=u'65450', average=23.65483870967742)<text:line-break/>Row(year=1994, month=7, station=u'95160', average=23.505376344086027)<text:line-break/>Row(year=1994, month=7, station=u'75120', average=23.26881720430107)<text:line-break/>Row(year=1994, month=7, station=u'105260', average=23.143820224719107)<text:line-break/><text:soft-page-break/>Row(year=1994, month=7, station=u'85280', average=23.108602150537635)<text:line-break/>Row(year=1983, month=8, station=u'54550', average=23.0)<text:line-break/>Row(year=1975, month=8, station=u'54550', average=22.9625)<text:line-break/>Row(year=1994, month=7, station=u'96550', average=22.957894736842114)<text:line-break/>Row(year=1994, month=7, station=u'96000', average=22.931182795698923)<text:line-break/>Row(year=1994, month=7, station=u'106070', average=22.822580645161295)<text:line-break/>Row(year=1972, month=7, station=u'173960', average=22.776666666666667)<text:line-break/>Row(year=1994, month=7, station=u'54300', average=22.76021505376344)<text:line-break/>Row(year=1994, month=7, station=u'85210', average=22.755913978494615)<text:line-break/>Row(year=2006, month=7, station=u'65450', average=22.74086021505376)<text:line-break/>Row(year=2006, month=7, station=u'75120', average=22.73010752688173)<text:line-break/>Row(year=1994, month=7, station=u'103080', average=22.708602150537626)<text:line-break/>Row(year=1994, month=7, station=u'92100', average=22.698924731182792)<text:line-break/>Row(year=1994, month=7, station=u'94180', average=22.68172043010753)<text:line-break/>Row(year=1994, month=7, station=u'83230', average=22.577419354838707)<text:line-break/>Row(year=1994, month=7, station=u'97490', average=22.57419354838709)<text:line-break/>Row(year=1994, month=7, station=u'82110', average=22.546236559139782)<text:line-break/>Row(year=2006, month=7, station=u'76530', average=22.534408602150542)<text:line-break/>Row(year=1994, month=7, station=u'83270', average=22.49354838709678)<text:line-break/>Row(year=1994, month=7, station=u'86470', average=22.46559139784947)<text:line-break/>Row(year=1994, month=7, station=u'76530', average=22.46021505376344)<text:line-break/>Row(year=1994, month=7, station=u'74080', average=22.45806451612903)<text:line-break/>Row(year=1994, month=7, station=u'76000', average=22.451612903225808)<text:line-break/>Row(year=1997, month=8, station=u'54300', average=22.446236559139784)<text:line-break/><text:soft-page-break/>Row(year=1994, month=7, station=u'86330', average=22.40537634408603)<text:line-break/>Row(year=1994, month=7, station=u'86200', average=22.381720430107528)<text:line-break/>Row(year=1994, month=7, station=u'53430', average=22.324731182795706)<text:line-break/>Row(year=1994, month=7, station=u'62400', average=22.320430107526885)</text:p>
      <text:p text:style-name="P32"/>
      <text:p text:style-name="P33"/>
      <text:p text:style-name="P32"/>
      <text:p text:style-name="P32"/>
      <text:p text:style-name="P4"><text:span text:style-name="T4">4.</text:span><text:span text:style-name="T3">station, maxTemp, maxDailyPrecipitation ORDER BY station DESC</text:span></text:p>
      <text:p text:style-name="P31"/>
      <text:p text:style-name="P20"/>
      <text:p text:style-name="P19">from pyspark import SparkContext</text:p>
      <text:p text:style-name="Preformatted_20_Text">from pyspark.sql import SQLContext, Row</text:p>
      <text:p text:style-name="Preformatted_20_Text">from pyspark.sql import functions as F</text:p>
      <text:p text:style-name="Preformatted_20_Text">from pyspark.sql.functions import desc</text:p>
      <text:p text:style-name="Preformatted_20_Text"/>
      <text:p text:style-name="Preformatted_20_Text"/>
      <text:p text:style-name="Preformatted_20_Text"/>
      <text:p text:style-name="Preformatted_20_Text">sc = SparkContext(appName = "Lab 3") </text:p>
      <text:p text:style-name="Preformatted_20_Text">sqlContext = SQLContext(sc) </text:p>
      <text:p text:style-name="Preformatted_20_Text">#Read files</text:p>
      <text:p text:style-name="Preformatted_20_Text">precipitation = sc.textFile("/user/x_priku/data/precipitation-readings.csv")</text:p>
      <text:p text:style-name="Preformatted_20_Text">temperature = sc.textFile("/user/x_priku/data/temperature-readings.csv")</text:p>
      <text:p text:style-name="Preformatted_20_Text">splittemp = temperature.map(lambda l: l.split(";")) </text:p>
      <text:p text:style-name="Preformatted_20_Text">tempReadingsRow = splittemp.map(lambda p: (p[0], p[1], int(p[1].split("-")[0]), int(p[1].split("-")[1]),float(p[3]))) </text:p>
      <text:p text:style-name="Preformatted_20_Text">tempReadingsString = ["station", "date", "year", "month", "temprture"] </text:p>
      <text:p text:style-name="Preformatted_20_Text">splitpre = precipitation.map(lambda l: l.split(";")) </text:p>
      <text:p text:style-name="Preformatted_20_Text">precReadingsRow = splitpre.map(lambda p: (p[0], p[1], float(p[3]))) </text:p>
      <text:p text:style-name="Preformatted_20_Text">precReadingsString = ["station", "date", "precipitation"] </text:p>
      <text:p text:style-name="Preformatted_20_Text">schemaPrecReadings = sqlContext.createDataFrame(precReadingsRow,precReadingsString) </text:p>
      <text:p text:style-name="Preformatted_20_Text">schemaPrecReadings.registerTempTable("tempReadingsTable") </text:p>
      <text:p text:style-name="Preformatted_20_Text"/>
      <text:p text:style-name="Preformatted_20_Text"/>
      <text:p text:style-name="Preformatted_20_Text">schemaTempReadings = sqlContext.createDataFrame(tempReadingsRow, tempReadingsString) </text:p>
      <text:p text:style-name="Preformatted_20_Text">schemaTempReadings.registerTempTable("tempReadingsTable")</text:p>
      <text:p text:style-name="Preformatted_20_Text"><text:s/></text:p>
      <text:p text:style-name="Preformatted_20_Text">##filter rprecipitation</text:p>
      <text:p text:style-name="Preformatted_20_Text">fitlerp = schemaPrecReadings.groupBy('station', 'date').agg(F.sum('precipitation').alias('sumvalue')) </text:p>
      <text:p text:style-name="Preformatted_20_Text"/>
      <text:p text:style-name="Preformatted_20_Text"/>
      <text:p text:style-name="Preformatted_20_Text">finalp = fitlerp.groupBy(fitlerp.station).agg(F.max(fitlerp.sumvalue).alias('maxvalp')) </text:p>
      <text:p text:style-name="Preformatted_20_Text"/>
      <text:p text:style-name="Preformatted_20_Text"/>
      <text:p text:style-name="Preformatted_20_Text">filtert = schemaTempReadings.groupBy(schemaTempReadings.station).agg(F.max('temprture').alias('maxvalue')) </text:p>
      <text:p text:style-name="Preformatted_20_Text"/>
      <text:p text:style-name="Preformatted_20_Text"/>
      <text:p text:style-name="Preformatted_20_Text"><text:soft-page-break/>joinst= schemaTempReadings.join(filtert, filtert.station==schemaTempReadings.station, 'inner').select(schemaTempReadings.station, filtert.maxvalue, schemaTempReadings.temprture)</text:p>
      <text:p text:style-name="Preformatted_20_Text">finalt = joinst.where('temprture = maxvalue') </text:p>
      <text:p text:style-name="Preformatted_20_Text">##mm fiter</text:p>
      <text:p text:style-name="Preformatted_20_Text">finalps= finalp.where('maxvalp &gt;= 100 and maxvalp &lt;= 200') 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finalt = finalt.where('maxvalue &gt;= 20 and maxvalue &lt;= 30') </text:p>
      <text:p text:style-name="Preformatted_20_Text"/>
      <text:p text:style-name="Preformatted_20_Text"/>
      <text:p text:style-name="Preformatted_20_Text">valprec= finalps.join(finalt, finalt.station==finalps.station).select(finalt.station, finalt.maxvalue, finalps.maxvalp) </text:p>
      <text:p text:style-name="Preformatted_20_Text">results = valprec.orderBy('station', ascending = False)</text:p>
      <text:p text:style-name="Preformatted_20_Text">precTempRdd = results.rdd </text:p>
      <text:p text:style-name="Preformatted_20_Text">output = precTempRdd.coalesce(1) </text:p>
      <text:p text:style-name="P23">output.saveAsTextFile("rprecval")</text:p>
      <text:p text:style-name="P19"/>
      <text:p text:style-name="P47"/>
      <text:p text:style-name="P40"/>
      <text:p text:style-name="P40">NO result</text:p>
      <text:p text:style-name="P12"/>
      <text:p text:style-name="P4"><text:span text:style-name="T5">5.</text:span>year, month, avgMonthlyPrecipitation ORDER BY year DESC, month DESC</text:p>
      <text:p text:style-name="P4"/>
      <text:p text:style-name="P41">from pyspark import SparkContext</text:p>
      <text:p text:style-name="Preformatted_20_Text">from pyspark.sql import SQLContext, Row</text:p>
      <text:p text:style-name="Preformatted_20_Text">from pyspark.sql import functions as F</text:p>
      <text:p text:style-name="Preformatted_20_Text">from pyspark.sql.functions import desc</text:p>
      <text:p text:style-name="Preformatted_20_Text"/>
      <text:p text:style-name="Preformatted_20_Text">sc=SparkContext(appName="exercise test")</text:p>
      <text:p text:style-name="Preformatted_20_Text"/>
      <text:p text:style-name="Preformatted_20_Text">sqlContext = SQLContext(sc)</text:p>
      <text:p text:style-name="Preformatted_20_Text"/>
      <text:p text:style-name="Preformatted_20_Text">data= sc.textFile("/user/x_priku/data/temperature-readings.csv")</text:p>
      <text:p text:style-name="Preformatted_20_Text"/>
      <text:p text:style-name="Preformatted_20_Text">split_data = data.map(lambda a : a.split(";"))</text:p>
      <text:p text:style-name="Preformatted_20_Text"/>
      <text:p text:style-name="Preformatted_20_Text">tempReadingsRow = split_data.map(lambda p: (p[0], p[1], int(p[1].split("-")[0]), int(p[1].split("-")[1]), p[2], float(p[3]), p[4] ))</text:p>
      <text:p text:style-name="Preformatted_20_Text"/>
      <text:p text:style-name="Preformatted_20_Text">tempReadingsString = ["station", "date", "year", "month", "time", "value", "quality"]</text:p>
      <text:p text:style-name="Preformatted_20_Text"/>
      <text:p text:style-name="Preformatted_20_Text"/>
      <text:p text:style-name="Preformatted_20_Text">schemaTempReadings = sqlContext.createDataFrame(tempReadingsRow, tempReadingsString)</text:p>
      <text:p text:style-name="Preformatted_20_Text"/>
      <text:p text:style-name="Preformatted_20_Text">schemaTempReadings.registerTempTable("tempReadingsTable")</text:p>
      <text:p text:style-name="Preformatted_20_Text"/>
      <text:p text:style-name="Preformatted_20_Text"/>
      <text:p text:style-name="Preformatted_20_Text">data_precipitation = sc.textFile("/user/x_priku/data/precipitation-readings.csv")</text:p>
      <text:p text:style-name="Preformatted_20_Text"/>
      <text:p text:style-name="Preformatted_20_Text">split_data1 = data_precipitation.map(lambda a : a.split(";"))</text:p>
      <text:p text:style-name="Preformatted_20_Text">split_data1 = split_data1.filter(lambda p: (int(p[1][0:4])&gt;=1993 and int(p[1][0:4]) &lt;=2016 )) </text:p>
      <text:p text:style-name="Preformatted_20_Text"/>
      <text:p text:style-name="Preformatted_20_Text"><text:soft-page-break/>precepReadingsRow = split_data1.map(lambda p: (p[0], p[1], int(p[1].split("-")[0]), int(p[1].split("-")[1]), p[2], float(p[3]), p[4] ))</text:p>
      <text:p text:style-name="Preformatted_20_Text"/>
      <text:p text:style-name="Preformatted_20_Text">precepReadingsString = ["station", "date", "year", "month", "time", "value", "quality"]</text:p>
      <text:p text:style-name="Preformatted_20_Text"/>
      <text:p text:style-name="Preformatted_20_Text"/>
      <text:p text:style-name="Preformatted_20_Text">schemaPrecepReadings = sqlContext.createDataFrame(precepReadingsRow, precepReadingsString)</text:p>
      <text:p text:style-name="Preformatted_20_Text">schemaPrecepReadings.registerTempTable("precepReadingsTable")</text:p>
      <text:p text:style-name="Preformatted_20_Text">data_oster = sc.textFile("/user/x_priku/data/stations-Ostergotland.csv")</text:p>
      <text:p text:style-name="Preformatted_20_Text">split_data2 = data_oster.map(lambda a : a.split(";"))</text:p>
      <text:p text:style-name="Preformatted_20_Text"/>
      <text:p text:style-name="Preformatted_20_Text">OsterReadingsRow <text:s/>= split_data2.map(lambda p: (p[0] , p[1]))</text:p>
      <text:p text:style-name="Preformatted_20_Text">OsterReadingsString = ["station","name"]</text:p>
      <text:p text:style-name="Preformatted_20_Text"/>
      <text:p text:style-name="Preformatted_20_Text">schemaOsterReadings = sqlContext.createDataFrame(OsterReadingsRow, OsterReadingsString)</text:p>
      <text:p text:style-name="Preformatted_20_Text"/>
      <text:p text:style-name="Preformatted_20_Text">schemaOsterReadings.registerTempTable("OsterReadingsTable")</text:p>
      <text:p text:style-name="Preformatted_20_Text"/>
      <text:p text:style-name="Preformatted_20_Text"/>
      <text:p text:style-name="Preformatted_20_Text"/>
      <text:p text:style-name="Preformatted_20_Text">combined = schemaPrecepReadings.join(schemaOsterReadings,'station')</text:p>
      <text:p text:style-name="Preformatted_20_Text"/>
      <text:p text:style-name="Preformatted_20_Text"/>
      <text:p text:style-name="Preformatted_20_Text">query_val = combined.groupBy(combined.year,combined.month,combined.station).agg(F.sum('value').alias('prec_value'))</text:p>
      <text:p text:style-name="Preformatted_20_Text">query_val=query_val.groupBy('year','month').agg(F.avg('prec_value').alias('precavg')).orderBy(['year', 'month'], ascending = False)</text:p>
      <text:p text:style-name="Preformatted_20_Text"/>
      <text:p text:style-name="Preformatted_20_Text"/>
      <text:p text:style-name="Preformatted_20_Text"/>
      <text:p text:style-name="Preformatted_20_Text">query_val=query_val.rdd</text:p>
      <text:p text:style-name="Preformatted_20_Text"/>
      <text:p text:style-name="Preformatted_20_Text">output = query_val.coalesce(1)</text:p>
      <text:p text:style-name="Preformatted_20_Text"/>
      <text:p text:style-name="Preformatted_20_Text">output.saveAsTextFile("precval6")</text:p>
      <text:p text:style-name="Preformatted_20_Text"/>
      <text:p text:style-name="P23"/>
      <text:p text:style-name="P41"/>
      <text:p text:style-name="P20"/>
      <text:p text:style-name="P23"/>
      <text:p text:style-name="P23"/>
      <text:p text:style-name="P24">###Result</text:p>
      <text:p text:style-name="P24"/>
      <text:p text:style-name="P46">Row(year=2016, month=7, precavg=0.0)<text:line-break/>Row(year=2016, month=6, precavg=47.6625)<text:line-break/>Row(year=2016, month=5, precavg=29.250000000000004)<text:line-break/>Row(year=2016, month=4, precavg=26.90000000000001)<text:line-break/>Row(year=2016, month=3, precavg=19.962500000000002)<text:line-break/>Row(year=2016, month=2, precavg=21.5625)<text:line-break/>Row(year=2016, month=1, precavg=22.325)<text:line-break/>Row(year=2015, month=12, precavg=28.924999999999997)<text:line-break/>Row(year=2015, month=11, precavg=63.88750000000002)<text:line-break/>Row(year=2015, month=10, precavg=2.2625)<text:line-break/><text:soft-page-break/>Row(year=2015, month=9, precavg=101.29999999999998)<text:line-break/>Row(year=2015, month=8, precavg=26.9875)<text:line-break/>Row(year=2015, month=7, precavg=119.09999999999997)<text:line-break/>Row(year=2015, month=6, precavg=78.66250000000001)<text:line-break/>Row(year=2015, month=5, precavg=93.22499999999998)<text:line-break/>Row(year=2015, month=4, precavg=15.337499999999999)<text:line-break/>Row(year=2015, month=3, precavg=42.612500000000004)<text:line-break/>Row(year=2015, month=2, precavg=24.825)</text:p>
      <text:p text:style-name="P5"><text:span text:style-name="T6">6.</text:span><text:span text:style-name="T3">year, month, difference ORDER BY year DESC, month DESC</text:span></text:p>
      <text:p text:style-name="P13"/>
      <text:p text:style-name="P12"/>
      <text:p text:style-name="P19">from pyspark import SparkContext</text:p>
      <text:p text:style-name="Preformatted_20_Text">from pyspark.sql import SQLContext, Row</text:p>
      <text:p text:style-name="Preformatted_20_Text">from pyspark.sql import functions as F</text:p>
      <text:p text:style-name="Preformatted_20_Text">from pyspark.sql.functions import desc</text:p>
      <text:p text:style-name="Preformatted_20_Text"/>
      <text:p text:style-name="Preformatted_20_Text">sc=SparkContext(appName="exercise test")</text:p>
      <text:p text:style-name="Preformatted_20_Text"/>
      <text:p text:style-name="Preformatted_20_Text">sqlContext = SQLContext(sc)</text:p>
      <text:p text:style-name="Preformatted_20_Text"/>
      <text:p text:style-name="Preformatted_20_Text">data= sc.textFile("/user/x_priku/data/temperature-readings.csv")</text:p>
      <text:p text:style-name="Preformatted_20_Text"/>
      <text:p text:style-name="Preformatted_20_Text">split_data = data.map(lambda a : a.split(";"))</text:p>
      <text:p text:style-name="Preformatted_20_Text"/>
      <text:p text:style-name="Preformatted_20_Text">tempReadingsRow = split_data.map(lambda p: (p[0], p[1], int(p[1].split("-")[0]), int(p[1].split("-")[1]), p[2], float(p[3]), p[4] ))</text:p>
      <text:p text:style-name="Preformatted_20_Text"/>
      <text:p text:style-name="Preformatted_20_Text">tempReadingsString = ["station", "date", "year", "month", "time", "value", "quality"]</text:p>
      <text:p text:style-name="Preformatted_20_Text"/>
      <text:p text:style-name="Preformatted_20_Text"/>
      <text:p text:style-name="Preformatted_20_Text">schemaTempReadings = sqlContext.createDataFrame(tempReadingsRow, tempReadingsString)</text:p>
      <text:p text:style-name="Preformatted_20_Text"/>
      <text:p text:style-name="Preformatted_20_Text">schemaTempReadings.registerTempTable("tempReadingsTable")</text:p>
      <text:p text:style-name="Preformatted_20_Text"/>
      <text:p text:style-name="Preformatted_20_Text"/>
      <text:p text:style-name="Preformatted_20_Text">data_precipitation = sc.textFile("/user/x_priku/data/precipitation-readings.csv")</text:p>
      <text:p text:style-name="Preformatted_20_Text"/>
      <text:p text:style-name="Preformatted_20_Text">split_data1 = data_precipitation.map(lambda a : a.split(";"))</text:p>
      <text:p text:style-name="Preformatted_20_Text"/>
      <text:p text:style-name="P22">precepReadingsRow = split_data1.map(lambda p: (p[0], p[1], int(p[1].split("-")[0]), int(p[1].split("-")[1]), p[2], float(p[3]), p[4] ))</text:p>
      <text:p text:style-name="Preformatted_20_Text"/>
      <text:p text:style-name="Preformatted_20_Text">precepReadingsString = ["station", "date", "year", "month", "time", "value", "quality"]</text:p>
      <text:p text:style-name="Preformatted_20_Text"/>
      <text:p text:style-name="Preformatted_20_Text"/>
      <text:p text:style-name="Preformatted_20_Text">schemaPrecepReadings = sqlContext.createDataFrame(precepReadingsRow, precepReadingsString)</text:p>
      <text:p text:style-name="Preformatted_20_Text"/>
      <text:p text:style-name="Preformatted_20_Text">schemaPrecepReadings.registerTempTable("precepReadingsTable")</text:p>
      <text:p text:style-name="Preformatted_20_Text"/>
      <text:p text:style-name="Preformatted_20_Text">data_oster = sc.textFile("/user/x_priku/data/stations-Ostergotland.csv")</text:p>
      <text:p text:style-name="Preformatted_20_Text"/>
      <text:p text:style-name="Preformatted_20_Text">split_data2 = data_oster.map(lambda a : a.split(";"))</text:p>
      <text:p text:style-name="Preformatted_20_Text"/>
      <text:p text:style-name="Preformatted_20_Text">OsterReadingsRow <text:s/>= split_data2.map(lambda p: (p[0] , p[1]))</text:p>
      <text:p text:style-name="Preformatted_20_Text">OsterReadingsString = ["station","name"]</text:p>
      <text:p text:style-name="Preformatted_20_Text"/>
      <text:p text:style-name="Preformatted_20_Text"/>
      <text:p text:style-name="Preformatted_20_Text"><text:soft-page-break/>schemaOsterReadings = sqlContext.createDataFrame(OsterReadingsRow, OsterReadingsString)</text:p>
      <text:p text:style-name="Preformatted_20_Text"/>
      <text:p text:style-name="Preformatted_20_Text">schemaOsterReadings.registerTempTable("OsterReadingsTable")</text:p>
      <text:p text:style-name="Preformatted_20_Text"/>
      <text:p text:style-name="Preformatted_20_Text"/>
      <text:p text:style-name="Preformatted_20_Text"/>
      <text:p text:style-name="Preformatted_20_Text">combined = schemaTempReadings.join(schemaOsterReadings,'station')</text:p>
      <text:p text:style-name="Preformatted_20_Text"/>
      <text:p text:style-name="Preformatted_20_Text"/>
      <text:p text:style-name="Preformatted_20_Text">average = combined.filter(combined.year &gt;= 1950).filter(combined.year &lt;= 2014).groupBy(combined.year,combined.month).agg(F.avg('value').alias('avg_temp')).orderBy(['avg_temp'],ascending=[0])</text:p>
      <text:p text:style-name="Preformatted_20_Text"/>
      <text:p text:style-name="Preformatted_20_Text">average2 = average.filter(average.year &gt;= 1950).filter(average.year &lt;= 1980).groupBy(average.month).agg(F.avg('avg_temp').alias('avg_temp_month')).orderBy(['avg_temp_month'],ascending=[0]</text:p>
      <text:p text:style-name="Preformatted_20_Text"/>
      <text:p text:style-name="Preformatted_20_Text"/>
      <text:p text:style-name="Preformatted_20_Text">final = average.join(average2,'month')</text:p>
      <text:p text:style-name="Preformatted_20_Text"/>
      <text:p text:style-name="Preformatted_20_Text">query = final.withColumn('Difference',final.avg_temp - final.avg_temp_month).select('year','month','Difference').orderBy(['year','month'],ascending = [0,<text:span text:style-name="T7">0</text:span>])</text:p>
      <text:p text:style-name="Preformatted_20_Text"/>
      <text:p text:style-name="Preformatted_20_Text">query_diff_temp = query.rdd</text:p>
      <text:p text:style-name="Preformatted_20_Text"/>
      <text:p text:style-name="Preformatted_20_Text">output = query_diff_temp.coalesce(1)</text:p>
      <text:p text:style-name="Preformatted_20_Text"/>
      <text:p text:style-name="P23">output.saveAsTextFile("3.6_diff_temp")</text:p>
      <text:p text:style-name="P12"/>
      <text:p text:style-name="P20"/>
      <text:p text:style-name="P12"/>
      <text:p text:style-name="P8">####Result</text:p>
      <text:p text:style-name="P8"/>
      <text:p text:style-name="P9">Row(year=2014, month=12, Difference=0.941089522985092)</text:p>
      <text:p text:style-name="P9">Row(year=2014, month=11, Difference=2.3320926416687118)</text:p>
      <text:p text:style-name="P9">Row(year=2014, month=10, Difference=1.9165391368195372)</text:p>
      <text:p text:style-name="P9">Row(year=2014, month=9, Difference=0.5159297249377399)</text:p>
      <text:p text:style-name="P9">Row(year=2014, month=8, Difference=-0.3886929298732511)</text:p>
      <text:p text:style-name="P9">Row(year=2014, month=7, Difference=2.4121408856070694)</text:p>
      <text:p text:style-name="P9">Row(year=2014, month=6, Difference=-1.669523164904053)</text:p>
      <text:p text:style-name="P9">Row(year=2014, month=5, Difference=0.3411813552920382)</text:p>
      <text:p text:style-name="P9">Row(year=2014, month=4, Difference=2.2730787012122065)</text:p>
      <text:p text:style-name="P9">Row(year=2014, month=3, Difference=4.513597804979237)</text:p>
      <text:p text:style-name="P9">Row(year=2014, month=2, Difference=5.471085740821781)</text:p>
      <text:p text:style-name="P9">Row(year=2014, month=1, Difference=1.179655110035282)</text:p>
      <text:p text:style-name="P9">Row(year=2013, month=12, Difference=4.040436827897013)</text:p>
      <text:p text:style-name="P9">Row(year=2013, month=11, Difference=1.2901352666799366)</text:p>
      <text:p text:style-name="P9">Row(year=2013, month=10, Difference=1.0701538339110233)</text:p>
      <text:p text:style-name="P9">Row(year=2013, month=9, Difference=-0.5127678854937159)</text:p>
      <text:p text:style-name="P9">Row(year=2013, month=8, Difference=-0.02970704070872543)</text:p>
      <text:p text:style-name="P9">Row(year=2013, month=7, Difference=0.41613920737072974)</text:p>
      <text:p text:style-name="P9">Row(year=2013, month=6, Difference=-0.35327872637062185)</text:p>
      <text:p text:style-name="P9">Row(year=2013, month=5, Difference=1.5855330295896284)</text:p>
      <text:p text:style-name="P9">Row(year=2013, month=4, Difference=-0.45276886158893337)</text:p>
      <text:p text:style-name="P9">Row(year=2013, month=3, Difference=-3.0482217395532345)</text:p>
      <text:p text:style-name="P9"><text:soft-page-break/>Row(year=2013, month=2, Difference=0.9406469411169569)</text:p>
      <text:p text:style-name="P9">Row(year=2013, month=1, Difference=-0.4754995765862744)</text:p>
      <text:p text:style-name="P9">Row(year=2012, month=12, Difference=-3.304632175096254)</text:p>
      <text:p text:style-name="P9">Row(year=2012, month=11, Difference=1.6137806557447236)</text:p>
      <text:p text:style-name="P9">Row(year=2012, month=10, Difference=-1.0026704519498608)</text:p>
      <text:p text:style-name="P9">Row(year=2012, month=9, Difference=-0.23458460329225694)</text:p>
      <text:p text:style-name="P9">Row(year=2012, month=8, Difference=-0.441590314179086)</text:p>
      <text:p text:style-name="P9">Row(year=2012, month=7, Difference=-0.4490357664906597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0:37:02.382338123</meta:creation-date>
    <dc:date>2018-06-13T15:16:42.736031328</dc:date>
    <meta:editing-duration>PT2H22M52S</meta:editing-duration>
    <meta:editing-cycles>14</meta:editing-cycles>
    <meta:generator>LibreOffice/5.0.3.2$Linux_X86_64 LibreOffice_project/00m0$Build-2</meta:generator>
    <meta:document-statistic meta:table-count="0" meta:image-count="0" meta:object-count="0" meta:page-count="15" meta:paragraph-count="337" meta:word-count="1689" meta:character-count="23233" meta:non-whitespace-character-count="21834"/>
  </office:meta>
</office:document-meta>
</file>